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253e" officeooo:paragraph-rsid="0018253e"/>
    </style:style>
    <style:style style:name="P2" style:family="paragraph" style:parent-style-name="Standard">
      <style:text-properties fo:language="es" fo:country="AR" officeooo:rsid="0018253e" officeooo:paragraph-rsid="0018253e"/>
    </style:style>
    <style:style style:name="P3" style:family="paragraph" style:parent-style-name="Standard">
      <style:text-properties fo:language="es" fo:country="AR" officeooo:rsid="0018253e" officeooo:paragraph-rsid="00195478"/>
    </style:style>
    <style:style style:name="P4" style:family="paragraph" style:parent-style-name="Standard">
      <style:text-properties fo:language="es" fo:country="AR" officeooo:rsid="00195478" officeooo:paragraph-rsid="00195478"/>
    </style:style>
    <style:style style:name="P5" style:family="paragraph" style:parent-style-name="Standard">
      <style:text-properties fo:language="es" fo:country="AR" officeooo:rsid="00195478" officeooo:paragraph-rsid="0019ed0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5478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8253e"/>
    </style:style>
    <style:style style:name="T5" style:family="text">
      <style:text-properties fo:language="en" fo:country="US" style:text-underline-style="solid" style:text-underline-width="auto" style:text-underline-color="font-color" officeooo:rsid="0018253e"/>
    </style:style>
    <style:style style:name="T6" style:family="text">
      <style:text-properties fo:language="en" fo:country="US" style:text-underline-style="none" officeooo:rsid="0018253e"/>
    </style:style>
    <style:style style:name="T7" style:family="text">
      <style:text-properties fo:language="en" fo:country="US" officeooo:rsid="0019ed02"/>
    </style:style>
    <style:style style:name="T8" style:family="text">
      <style:text-properties fo:language="es" fo:country="AR"/>
    </style:style>
    <style:style style:name="T9" style:family="text">
      <style:text-properties fo:language="es" fo:country="AR" style:text-underline-style="solid" style:text-underline-width="auto" style:text-underline-color="font-color"/>
    </style:style>
    <style:style style:name="T10" style:family="text">
      <style:text-properties fo:language="es" fo:country="AR" style:text-underline-style="none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95478"/>
    </style:style>
    <style:style style:name="T13" style:family="text">
      <style:text-properties officeooo:rsid="00195478"/>
    </style:style>
    <style:style style:name="T14" style:family="text">
      <style:text-properties officeooo:rsid="0019ed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o Relacional:<text:line-break/></text:p>
      <text:p text:style-name="P1">Provincia(<text:span text:style-name="T1">nombre,</text:span><text:span text:style-name="T11">cantHabitantes</text:span>):</text:p>
      <text:p text:style-name="P1">PK=<text:span text:style-name="T3">{nombre}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Legislador(</text:span><text:span text:style-name="T9">DNI, </text:span><text:span text:style-name="T10">nombre,edad</text:span><text:span text:style-name="T3">):<text:line-break/></text:span><text:span text:style-name="T8">PK=</text:span><text:span text:style-name="T3">{DNI}</text:span></text:p>
      <text:p text:style-name="P1"><text:span text:style-name="T3"/></text:p>
      <text:p text:style-name="P2">Senador(DNI):</text:p>
      <text:p text:style-name="P2">PK=FK=CK=<text:span text:style-name="T3">{DNI}</text:span></text:p>
      <text:p text:style-name="P2"><text:line-break/>Diputado(DNI):</text:p>
      <text:p text:style-name="P2">PK=FK=CK=<text:span text:style-name="T3">{DNI}</text:span></text:p>
      <text:p text:style-name="P1"><text:span text:style-name="T3"/></text:p>
      <text:p text:style-name="P1"><text:span text:style-name="T3"/></text:p>
      <text:p text:style-name="P2">BienEconomico(<text:span text:style-name="T1">Codigo,</text:span><text:span text:style-name="T11">valor</text:span>);</text:p>
      <text:p text:style-name="P2">PK=<text:span text:style-name="T3">{</text:span>Codigo<text:span text:style-name="T3">}</text:span></text:p>
      <text:p text:style-name="P2"><text:span text:style-name="T3"/></text:p>
      <text:p text:style-name="P2">Sociedad(Codigo):</text:p>
      <text:p text:style-name="P2">PK=FK=CK=<text:span text:style-name="T3">{</text:span>Codigo<text:span text:style-name="T3">}</text:span></text:p>
      <text:p text:style-name="P2"/>
      <text:p text:style-name="P2">Inmueble(Codigo):</text:p>
      <text:p text:style-name="P2">PK=FK=CK=<text:span text:style-name="T3">{</text:span>Codigo<text:span text:style-name="T3">}</text:span></text:p>
      <text:p text:style-name="P2"><text:span text:style-name="T3"/></text:p>
      <text:p text:style-name="P2">Accion(Codigo,cantidad):</text:p>
      <text:p text:style-name="P2">PK=FK=CK=<text:span text:style-name="T3">{</text:span>Codigo<text:span text:style-name="T3">}</text:span></text:p>
      <text:p text:style-name="P2"><text:span text:style-name="T3"/></text:p>
      <text:p text:style-name="P4">DUDA: 1:N relacion con atributos, merece tener tabla propia?</text:p>
      <text:p text:style-name="P4">Posee(<text:span text:style-name="T1">fechaObtencion</text:span>,fecha sucesion):<text:line-break/>PK=<text:span text:style-name="T4">{</text:span>( Codigo,DNI )<text:span text:style-name="T4">}</text:span></text:p>
      <text:p text:style-name="P4">CK=</text:p>
      <text:p text:style-name="P4"/>
      <text:p text:style-name="P4"/>
      <text:p text:style-name="P4">BloquePolitico(<text:span text:style-name="T1">IDBloque,</text:span><text:span text:style-name="T11">nombre </text:span>):</text:p>
      <text:p text:style-name="P4">PK=<text:span text:style-name="T4">{</text:span><text:span text:style-name="T1">IDBloque</text:span><text:span text:style-name="T4">}</text:span></text:p>
      <text:p text:style-name="P4"><text:span text:style-name="T4"/></text:p>
      <text:p text:style-name="P4">PartidoPolitico(<text:span text:style-name="T1">IdPartido,</text:span><text:span text:style-name="T11"> nombre</text:span>)</text:p>
      <text:p text:style-name="P4"><text:span text:style-name="T4">PK={</text:span><text:span text:style-name="T5">I</text:span><text:span text:style-name="T1">dPartido</text:span><text:span text:style-name="T4">}</text:span></text:p>
      <text:p text:style-name="P4"><text:span text:style-name="T4"/></text:p>
      <text:p text:style-name="P4"/>
      <text:p text:style-name="P4">Periodo(<text:span text:style-name="T1">fechaInicio,fechaFin</text:span>)</text:p>
      <text:p text:style-name="P4">PK=<text:span text:style-name="T4">{</text:span><text:span text:style-name="T1">fechaInicio,fechaFin</text:span><text:span text:style-name="T4">}</text:span></text:p>
      <text:p text:style-name="P4"><text:span text:style-name="T4"/></text:p>
      <text:p text:style-name="P4">Tiene(DNI,<text:span text:style-name="T1">fechaInicio,fechaFin</text:span>):</text:p>
      <text:p text:style-name="P3">PK=<text:span text:style-name="T13">CK=</text:span><text:span text:style-name="T3">{</text:span><text:span text:style-name="T13">(</text:span><text:span text:style-name="T12">DNI,fechaInicio,fechaFin</text:span><text:span text:style-name="T2">)</text:span><text:span text:style-name="T3">}</text:span></text:p>
      <text:p text:style-name="P3">FK=<text:span text:style-name="T3">{</text:span><text:span text:style-name="T12">fechaInicio,fechaFin</text:span><text:span text:style-name="T3">}</text:span></text:p>
      <text:p text:style-name="P3"><text:span text:style-name="T3"/></text:p>
      <text:p text:style-name="P4"/>
      <text:p text:style-name="P4"/>
      <text:p text:style-name="P4"/>
      <text:p text:style-name="P4"><text:soft-page-break/>Sesion(<text:span text:style-name="T1">fechaInicioSesion,fechaFinSesion</text:span>)</text:p>
      <text:p text:style-name="P4">PK=<text:span text:style-name="T4">{</text:span><text:span text:style-name="T11">fechaInicioSesion,fechaFinSesion </text:span><text:span text:style-name="T4">}</text:span></text:p>
      <text:p text:style-name="P4"><text:span text:style-name="T4"/></text:p>
      <text:p text:style-name="P4">Preparatoria(<text:span text:style-name="T1">fechaInicioSesion,fechaFinSesion</text:span>)</text:p>
      <text:p text:style-name="P4">PK=F<text:span text:style-name="T4">K=</text:span><text:span text:style-name="T14">CK</text:span><text:span text:style-name="T4">{</text:span><text:span text:style-name="T6">fechaInicioSesion,fechaFinSesion </text:span><text:span text:style-name="T4">}</text:span></text:p>
      <text:p text:style-name="P4"><text:span text:style-name="T4"/></text:p>
      <text:p text:style-name="P5"><text:span text:style-name="T4"/></text:p>
      <text:p text:style-name="P5"><text:span text:style-name="T14">Ordinaria</text:span>(<text:span text:style-name="T1">fechaInicioSesion,fechaFinSesion</text:span>)</text:p>
      <text:p text:style-name="P5"><text:span text:style-name="T4">PK=FK=</text:span><text:span text:style-name="T7">CK</text:span><text:span text:style-name="T4">{</text:span><text:span text:style-name="T6">fechaInicioSesion,fechaFinSesion </text:span><text:span text:style-name="T4">}</text:span></text:p>
      <text:p text:style-name="P4"><text:span text:style-name="T4"/></text:p>
      <text:p text:style-name="P5"><text:span text:style-name="T4"/></text:p>
      <text:p text:style-name="P5"><text:span text:style-name="T14">Extraordinaria</text:span>(<text:span text:style-name="T1">fechaInicioSesion,fechaFinSesion</text:span>)</text:p>
      <text:p text:style-name="P5">PK=F<text:span text:style-name="T4">K=</text:span><text:span text:style-name="T14">CK</text:span><text:span text:style-name="T4">{</text:span><text:span text:style-name="T6">fechaInicioSesion,fechaFinSesion </text:span><text:span text:style-name="T4">}</text:span></text:p>
      <text:p text:style-name="P5"><text:span text:style-name="T4"/></text:p>
      <text:p text:style-name="P5"><text:span text:style-name="T4"/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3T17:33:52.387000000</meta:creation-date>
    <dc:date>2014-04-13T18:11:45.213000000</dc:date>
    <meta:editing-duration>PT2M36S</meta:editing-duration>
    <meta:editing-cycles>1</meta:editing-cycles>
    <meta:document-statistic meta:table-count="0" meta:image-count="0" meta:object-count="0" meta:page-count="2" meta:paragraph-count="36" meta:word-count="57" meta:character-count="1008" meta:non-whitespace-character-count="985"/>
    <meta:generator>LibreOffice/4.1.4.2$Windows_x86 LibreOffice_project/0a0440ccc0227ad9829de5f46be37cfb6edcf72</meta:generator>
  </office:meta>
</office:document-meta>
</file>